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777c" officeooo:paragraph-rsid="0016777c"/>
    </style:style>
    <style:style style:name="P2" style:family="paragraph" style:parent-style-name="Standard">
      <style:text-properties officeooo:rsid="00178089" officeooo:paragraph-rsid="00178089"/>
    </style:style>
    <style:style style:name="P3" style:family="paragraph" style:parent-style-name="Title">
      <style:text-properties fo:font-size="26pt" style:font-size-asian="26pt" style:font-size-complex="26pt"/>
    </style:style>
    <style:style style:name="P4" style:family="paragraph" style:parent-style-name="Standard">
      <style:text-properties officeooo:rsid="00178089" officeooo:paragraph-rsid="00178089"/>
    </style:style>
    <style:style style:name="P5" style:family="paragraph" style:parent-style-name="Standard">
      <style:text-properties officeooo:rsid="00193955" officeooo:paragraph-rsid="001939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rd party tools that could be useful</text:p>
      <text:p text:style-name="P1"/>
      <text:p text:style-name="P1"/>
      <text:p text:style-name="P1"><text:a xlink:type="simple" xlink:href="http://htmlpurifier.org/">http://htmlpurifier.org/</text:a></text:p>
      <text:p text:style-name="P1">A php library that cleans up HTML code and filters tags and so on. It is free and under LGPL2.1+, so we can use it without problems.</text:p>
      <text:p text:style-name="P1">We should use it to scrutinise user input. That way we can specify exactly what we want to allow and what we don't like. And if we implement a new feature that needs more tags, we only have to adjust the configuration of HTML Purifier.</text:p>
      <text:p text:style-name="P1"/>
      <text:p text:style-name="P1"/>
      <text:p text:style-name="P1"/>
      <text:p text:style-name="P2">Ckeditor</text:p>
      <text:p text:style-name="P5">An html/javascript editor that we can consider to use</text:p>
      <text:p text:style-name="P5"/>
      <text:p text:style-name="P5">Laravel</text:p>
      <text:p text:style-name="P5">A php framework we decided to use. We should make sure we use their “eloquent” framework for all database queries. If we use it everywhere, we stand a good chance to end up with a clean design even when we have to change the database structures. Basically it maps database rows to php objects that represent and manage them as well as relations to other tables.</text:p>
      <text:p text:style-name="P5">Laravel also comes with something called “Blade” that is a modular way to create the html output. We should use it because it allows design changes in a consistent way.</text:p>
      <text:p text:style-name="P5"/>
      <text:p text:style-name="P5">Bootstrap/jQuery</text:p>
      <text:p text:style-name="P5">Seem to be good frameworks for CSS and Javascript on the client si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14:31:17.462214899</meta:creation-date>
    <dc:date>2014-08-04T11:49:37.001106935</dc:date>
    <meta:editing-duration>PT30M44S</meta:editing-duration>
    <meta:editing-cycles>4</meta:editing-cycles>
    <meta:generator>LibreOffice/4.2.4.2$Linux_X86_64 LibreOffice_project/420m0$Build-2</meta:generator>
    <meta:document-statistic meta:table-count="0" meta:image-count="0" meta:object-count="0" meta:page-count="1" meta:paragraph-count="11" meta:word-count="201" meta:character-count="1110" meta:non-whitespace-character-count="920"/>
  </office:meta>
</office:document-meta>
</file>